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4"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6" style:family="paragraph" style:parent-style-name="Standard">
      <style:paragraph-properties fo:margin-left="1.4772in" fo:margin-right="0in" fo:line-height="125%" fo:text-indent="0in" style:auto-text-indent="false"/>
      <style:text-properties fo:color="#000000"/>
    </style:style>
    <style:style style:name="P17"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9"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9"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0"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5"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7"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8"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42" style:family="paragraph" style:parent-style-name="Preformatted_20_Text" style:list-style-name="L5"/>
    <style:style style:name="P43"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4" style:family="paragraph" style:parent-style-name="Preformatted_20_Text" style:list-style-name="L5">
      <style:paragraph-properties fo:line-height="110%"/>
      <style:text-properties fo:font-size="12pt" style:font-size-asian="12pt" style:font-size-complex="12pt"/>
    </style:style>
    <style:style style:name="P45" style:family="paragraph" style:parent-style-name="Preformatted_20_Text" style:list-style-name="L5">
      <style:text-properties fo:font-size="12pt" style:font-size-asian="12pt" style:font-size-complex="12pt"/>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8"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ster's Thesis Proposal: Formal Theory of Communication in Concurrent ML</text:p>
      <text:p text:style-name="P22">Thomas Logan</text:p>
      <text:p text:style-name="P21"/>
      <text:p text:style-name="P21">Summary</text:p>
      <text:p text:style-name="P20"><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18"><text:span text:style-name="T2">type</text:span><text:span text:style-name="T1"> thread_id</text:span></text:p>
      <text:p text:style-name="P19"><text:span text:style-name="T8">val</text:span> spawn<text:span text:style-name="T9">: </text:span>(unit <text:span text:style-name="T9">-&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19"><text:span text:style-name="T8">type</text:span> 'a chan</text:p>
      <text:p text:style-name="P19"><text:span text:style-name="T8">val</text:span> channel : unit -&gt; 'a chan</text:p>
      <text:p text:style-name="P19"><text:span text:style-name="T8">val</text:span> recv : 'a chan -&gt; 'a</text:p>
      <text:p text:style-name="P19"><text:span text:style-name="T8">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2"><text:span text:style-name="T8"><text:s text:c="2"/>type</text:span> serv</text:p>
      <text:p text:style-name="P12"><text:span text:style-name="T8"><text:s text:c="2"/>val</text:span><text:span text:style-name="T9"> make : unit -&gt; serv</text:span></text:p>
      <text:p text:style-name="P12"><text:span text:style-name="T8"><text:s text:c="2"/>val </text:span>call : serv * int -&gt; int</text:p>
      <text:p text:style-name="P13">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channel ()</text:p>
      <text:p text:style-name="P12"><text:span text:style-name="T8"><text:s text:c="4"/></text:span><text:span text:style-name="T8">fun</text:span> loop state = <text:span text:style-name="T8">let</text:span></text:p>
      <text:p text:style-name="P12"><text:span text:style-name="T8"><text:s text:c="4"/></text:span><text:span text:style-name="T8"><text:s text:c="2"/>val </text:span>(v, replCh) = recv reqCh</text:p>
      <text:p text:style-name="P12"><text:span text:style-name="T8"><text:s text:c="4"/>in</text:span> </text:p>
      <text:p text:style-name="P12"><text:s text:c="6"/>send (replCh, state);</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channel ()</text:p>
      <text:p text:style-name="P12"><text:span text:style-name="T8"><text:s text:c="2"/>in</text:span> </text:p>
      <text:p text:style-name="P12"><text:s text:c="4"/>send (reqCh, (v, replCh));</text:p>
      <text:p text:style-name="P12"><text:s text:c="4"/>recv replCh </text:p>
      <text:p text:style-name="P13"><text:s text:c="2"/>end</text:p>
      <text:p text:style-name="P13">end</text:p>
      <text:p text:style-name="P2">Listing 2: Implementation of servers</text:p>
      <text:p text:style-name="P24"><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4"><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0"/>
      <text:p text:style-name="P19"><text:span text:style-name="T8">type</text:span> 'a event</text:p>
      <text:p text:style-name="P19"><text:span text:style-name="T8">val</text:span> sync : 'a event -&gt; 'a</text:p>
      <text:p text:style-name="P19"><text:span text:style-name="T8">val</text:span> recvEvt : 'a chan -&gt; 'a event</text:p>
      <text:p text:style-name="P19"><text:span text:style-name="T8">val</text:span> sendEvt : 'a chan * 'a -&gt; unit event</text:p>
      <text:p text:style-name="P19"><text:span text:style-name="T8">val</text:span> choose: 'a event * 'a event -&gt; 'a event</text:p>
      <text:p text:style-name="P19"/>
      <text:p text:style-name="P19"><text:span text:style-name="T8">fun </text:span>send (ch, v) = sync (sendEvt (ch, v))</text:p>
      <text:p text:style-name="P19"><text:span text:style-name="T8">fun</text:span> recv v = sync (recvEvt v)</text:p>
      <text:p text:style-name="P20"/>
      <text:p text:style-name="P20"><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0"><text:s text:c="2"/></text:p>
      <text:p text:style-name="P19"><text:span text:style-name="T8">val</text:span> thenEvt: 'a event * ('a -&gt; 'b event) <text:s/>-&gt; 'b event</text:p>
      <text:p text:style-name="P19"/>
      <text:p text:style-name="P20">When <text:s/><text:span text:style-name="T1">thenEvt</text:span> is synchronized on, either all of its constituent events and abstractions evaluate in isolation, or none evaluate.</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0"><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3">val <text:span text:style-name="T9">server = Serv.make ()</text:span></text:p>
      <text:p text:style-name="P14"><text:span text:style-name="T8">val</text:span> _ = spawn (fn () =&gt; Serv.call (server, 35))</text:p>
      <text:p text:style-name="P14"><text:span text:style-name="T8">val</text:span> _ = spawn (fn () =&gt; </text:p>
      <text:p text:style-name="P6"><text:tab/><text:tab/><text:tab/> <text:s/>Serv.call (server, 12); </text:p>
      <text:p text:style-name="P14"><text:s text:c="2"/>Serv.call (server, 13)</text:p>
      <text:p text:style-name="P14">)</text:p>
      <text:p text:style-name="P14"><text:span text:style-name="T8">val</text:span> _ = spawn (fn () =&gt; Serv.call (server, 81))</text:p>
      <text:p text:style-name="P14"><text:span text:style-name="T8">val</text:span> _ = spawn (fn () =&gt; Serv.call (server, 44))</text:p>
      <text:p text:style-name="P17"/>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0"/>
      <text:p text:style-name="P16"><text:span text:style-name="T3">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text:span text:style-name="T17">FanIn.</text:span>channel()</text:p>
      <text:p text:style-name="P12"><text:span text:style-name="T8"><text:s text:c="4"/></text:span><text:span text:style-name="T8">fun</text:span> loop state = <text:span text:style-name="T8">let</text:span></text:p>
      <text:p text:style-name="P12"><text:span text:style-name="T8"><text:s text:c="6"/>val </text:span>(v, replCh) = <text:span text:style-name="T17">FanIn.</text:span>recv reqCh</text:p>
      <text:p text:style-name="P12"><text:span text:style-name="T8"><text:s text:c="4"/>in</text:span> </text:p>
      <text:p text:style-name="P12"><text:s text:c="6"/><text:span text:style-name="T17">OneShot.</text:span><text:span text:style-name="T18">send (replCh, state)</text:span>;</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text:span text:style-name="T17">OneShot</text:span>.channel ()</text:p>
      <text:p text:style-name="P12"><text:span text:style-name="T8"><text:s text:c="2"/>in</text:span> </text:p>
      <text:p text:style-name="P12"><text:s text:c="4"/><text:span text:style-name="T17">FanIn.</text:span>send (reqCh, (v, replCh));</text:p>
      <text:p text:style-name="P12"><text:s text:c="4"/><text:span text:style-name="T17">OneShot.</text:span>recv replCh </text:p>
      <text:p text:style-name="P13"><text:s text:c="2"/>end</text:p>
      <text:p text:style-name="P13">end</text:p>
      <text:p text:style-name="P13"/>
      <text:p text:style-name="P20">Without a static analysis to check the usage of the special channels, on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0"/>
      <text:p text:style-name="P20"><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0"><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0"><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0"/>
      <text:list xml:id="list5682601554602003735" text:style-name="L1">
        <text:list-item>
          <text:p text:style-name="P31">let</text:p>
        </text:list-item>
        <text:list-item>
          <text:p text:style-name="P34"><text:s text:c="2"/><text:span text:style-name="T8">val</text:span> w = 4</text:p>
        </text:list-item>
        <text:list-item>
          <text:p text:style-name="P34"><text:s text:c="2"/><text:span text:style-name="T8">val</text:span> x = ref 1</text:p>
        </text:list-item>
        <text:list-item>
          <text:p text:style-name="P34"><text:s text:c="2"/><text:span text:style-name="T8">val</text:span> y = ref 2</text:p>
        </text:list-item>
        <text:list-item>
          <text:p text:style-name="P34"><text:s text:c="2"/><text:span text:style-name="T8">val</text:span> z = (!x + 1) + (!y + 2) + (w - 3); </text:p>
        </text:list-item>
        <text:list-item>
          <text:p text:style-name="P34"><text:s text:c="2"/><text:span text:style-name="T8">val</text:span> w = 1</text:p>
        </text:list-item>
        <text:list-item>
          <text:p text:style-name="P31">in</text:p>
        </text:list-item>
        <text:list-item>
          <text:p text:style-name="P34"><text:s text:c="2"/>y := 0;</text:p>
        </text:list-item>
        <text:list-item>
          <text:p text:style-name="P34"><text:s text:c="2"/>(!y + 2) - (!x + 1) * (w – 3)</text:p>
        </text:list-item>
        <text:list-item>
          <text:p text:style-name="P31">end</text:p>
        </text:list-item>
      </text:list>
      <text:p text:style-name="P20"><text:tab/></text:p>
      <text:p text:style-name="P20">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0"><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0"/>
      <text:list xml:id="list3023338868459275808" text:style-name="L2">
        <text:list-item>
          <text:p text:style-name="P37"><text:span text:style-name="T2">let</text:span><text:span text:style-name="T1"> </text:span></text:p>
        </text:list-item>
        <text:list-item>
          <text:p text:style-name="P37"><text:span text:style-name="T1"><text:s text:c="2"/></text:span><text:span text:style-name="T2">val</text:span><text:span text:style-name="T1"> x = 1 <text:s text:c="3"/></text:span></text:p>
        </text:list-item>
        <text:list-item>
          <text:p text:style-name="P37"><text:span text:style-name="T1"><text:s text:c="2"/></text:span><text:span text:style-name="T2">val</text:span><text:span text:style-name="T1"> y = 2</text:span></text:p>
        </text:list-item>
        <text:list-item>
          <text:p text:style-name="P37"><text:span text:style-name="T1"><text:s text:c="2"/></text:span><text:span text:style-name="T2">val</text:span><text:span text:style-name="T1"> z = ref (4 * 73)</text:span></text:p>
        </text:list-item>
        <text:list-item>
          <text:p text:style-name="P37"><text:span text:style-name="T1"><text:s text:c="2"/></text:span><text:span text:style-name="T2">val</text:span><text:span text:style-name="T1"> x = 4</text:span></text:p>
        </text:list-item>
        <text:list-item>
          <text:p text:style-name="P37"><text:span text:style-name="T2">in</text:span><text:span text:style-name="T1"> </text:span></text:p>
        </text:list-item>
        <text:list-item>
          <text:p text:style-name="P35"><text:s text:c="2"/>z := 1; </text:p>
        </text:list-item>
        <text:list-item>
          <text:p text:style-name="P35"><text:s text:c="2"/>x * !z</text:p>
        </text:list-item>
        <text:list-item>
          <text:p text:style-name="P32">end</text:p>
        </text:list-item>
      </text:list>
      <text:p text:style-name="P20"/>
      <text:p text:style-name="P20"><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0"><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0"/>
      <text:list xml:id="list8077595683794516504" text:style-name="L3">
        <text:list-item>
          <text:p text:style-name="P38"><text:span text:style-name="T2">let</text:span><text:span text:style-name="T1"> </text:span></text:p>
        </text:list-item>
        <text:list-item>
          <text:p text:style-name="P38"><text:span text:style-name="T1"><text:s text:c="2"/></text:span><text:span text:style-name="T2">val</text:span><text:span text:style-name="T1"> f = </text:span><text:span text:style-name="T2">fn</text:span><text:span text:style-name="T1"> x =&gt; x 1</text:span></text:p>
        </text:list-item>
        <text:list-item>
          <text:p text:style-name="P38"><text:span text:style-name="T1"><text:s text:c="2"/></text:span><text:span text:style-name="T2">val</text:span><text:span text:style-name="T1"> g = </text:span><text:span text:style-name="T2">fn</text:span><text:span text:style-name="T1"> y =&gt; y + 2</text:span></text:p>
        </text:list-item>
        <text:list-item>
          <text:p text:style-name="P38"><text:span text:style-name="T1"><text:s text:c="2"/></text:span><text:span text:style-name="T2">val</text:span><text:span text:style-name="T1"> h = </text:span><text:span text:style-name="T2">fn</text:span><text:span text:style-name="T1"> z =&gt; z + 3</text:span></text:p>
        </text:list-item>
        <text:list-item>
          <text:p text:style-name="P38"><text:span text:style-name="T2">in</text:span><text:span text:style-name="T1"> </text:span></text:p>
        </text:list-item>
        <text:list-item>
          <text:p text:style-name="P36"><text:s text:c="2"/>(f g) + (f h)</text:p>
        </text:list-item>
        <text:list-item>
          <text:p text:style-name="P33">end</text:p>
        </text:list-item>
      </text:list>
      <text:p text:style-name="P20"/>
      <text:p text:style-name="P20"><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0"><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0"/>
      <text:p text:style-name="P20"><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0"><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0"/>
      <text:p text:style-name="P26"><text:span text:style-name="T8">datatype</text:span> 'a list = Nil | Cons 'a "'a list"</text:p>
      <text:p text:style-name="P26"/>
      <text:p text:style-name="P29"><text:span text:style-name="T8">inductive</text:span> sorted :: "('a ⇒ 'a ⇒ bool) ⇒ 'a list ⇒ bool" where</text:p>
      <text:p text:style-name="P29"><text:s text:c="2"/>Nil : "sorted P Nil" |</text:p>
      <text:p text:style-name="P29"><text:s text:c="2"/>Single : "sorted P (Cons x Nil)" |</text:p>
      <text:p text:style-name="P29"><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0"/>
      <text:p text:style-name="P27">datatype<text:span text:style-name="T9"> nat = Z | S nat </text:span></text:p>
      <text:p text:style-name="P27"/>
      <text:p text:style-name="P27">inductive<text:span text:style-name="T9"> lte :: “nat =&gt; nat =&gt; bool” </text:span>where</text:p>
      <text:p text:style-name="P28"><text:s text:c="2"/>Eq : “lte n n” |</text:p>
      <text:p text:style-name="P28"><text:s text:c="2"/>Lt : “lte n1 n2 ==&gt; lte n1 (S n2)”</text:p>
      <text:p text:style-name="P27"/>
      <text:p text:style-name="P27">theorem<text:span text:style-name="T9"> “</text:span></text:p>
      <text:p text:style-name="P28"><text:s text:c="2"/>sorted lte (Cons (Z) (Cons (S Z) (Cons (S Z) (Cons (S (S (S Z))) Nil))))</text:p>
      <text:p text:style-name="P28">”</text:p>
      <text:p text:style-name="P27"><text:s/>apply<text:span text:style-name="T9"> (rule Cons)</text:span></text:p>
      <text:p text:style-name="P27"><text:s text:c="2"/>apply<text:span text:style-name="T9"> (rule Lt)</text:span></text:p>
      <text:p text:style-name="P27"><text:s text:c="2"/>apply<text:span text:style-name="T9"> (rule Eq)</text:span></text:p>
      <text:p text:style-name="P27"><text:s/>apply<text:span text:style-name="T9"> (rule Cons)</text:span></text:p>
      <text:p text:style-name="P27"><text:s text:c="2"/>apply<text:span text:style-name="T9"> (rule Eq)</text:span></text:p>
      <text:p text:style-name="P27"><text:s/>apply<text:span text:style-name="T9"> (rule Cons)</text:span></text:p>
      <text:p text:style-name="P27"><text:s text:c="2"/>apply<text:span text:style-name="T9"> (rule Lt)</text:span></text:p>
      <text:p text:style-name="P27"><text:s text:c="2"/>apply<text:span text:style-name="T9"> (rule Lt)</text:span></text:p>
      <text:p text:style-name="P27"><text:s text:c="2"/>apply<text:span text:style-name="T9"> (rule Eq)</text:span></text:p>
      <text:p text:style-name="P27"><text:s/>apply<text:span text:style-name="T9"> (rule Single)</text:span></text:p>
      <text:p text:style-name="P27">done</text:p>
      <text:p text:style-name="P20"/>
      <text:p text:style-name="P20">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5"/>
      <text:p text:style-name="P12"><text:span text:style-name="T14">definition</text:span><text:span text:style-name="T15"> True :: bool </text:span><text:span text:style-name="T14">where</text:span><text:span text:style-name="T15"> </text:span></text:p>
      <text:p text:style-name="P15"><text:s text:c="2"/>"True ≡ ((λx::bool. x) = (λx. x))"</text:p>
      <text:p text:style-name="P15"/>
      <text:p text:style-name="P12"><text:span text:style-name="T14">definition</text:span><text:span text:style-name="T15"> False :: bool </text:span><text:span text:style-name="T14">where</text:span><text:span text:style-name="T15"> </text:span></text:p>
      <text:p text:style-name="P15"><text:s text:c="2"/>"False ≡ (∀P. P)"</text:p>
      <text:p text:style-name="P30"/>
      <text:p text:style-name="P21">Hypothesis</text:p>
      <text:p text:style-name="P20"><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2"/>
      <text:p text:style-name="P21">Architecture</text:p>
      <text:p text:style-name="P20"><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0"><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0"><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0"/>
      <text:p text:style-name="P20"/>
      <text:p text:style-name="P20"/>
      <text:p text:style-name="P21">Implementation</text:p>
      <text:p text:style-name="P21"/>
      <text:p text:style-name="P22"><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2"/>
      <text:p text:style-name="P22"/>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2"/>
      <text:p text:style-name="P22"/>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48">Suppose structure Chan is a general implementation of communication, and OneToOneChan is a specialized implementation of communication; if channel c is one-to-one, </text:p>
      <text:p text:style-name="P48">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1"><text:span text:style-name="T13">if variable x is statically determined to be a channel with one-to-one communication topology in program p, then for all states v if p evaluates to v, then all channels created with binding x have one-to-one topology in program p's evaluation to state v.</text:span></text:p>
      <text:p text:style-name="P49"/>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1"><text:span text:style-name="T13">if program p statically evaluates to abstract values in W, and <text:s/>variable x is statically determined to be a channel with one-to-one communication topology in program p with abstract values W, then </text:span></text:p>
      <text:p text:style-name="P11"><text:span text:style-name="T13">if variable x is statically determined to be a channel with one-to-one communication topology in program p, then for all states v where p evaluates to v, all channels created with binding x have one-to-one topology in program p's evaluation to state v.</text:span></text:p>
      <text:p text:style-name="P11"><text:tab/></text:p>
      <text:p text:style-name="P22">Factoring out the static evaluation from communication topology classification, not only gives a nice symmetry with the runtime evaluation, but also emphasizes the importance of the describing abstract values, common to all communication topologies. </text:p>
      <text:p text:style-name="P22"/>
      <text:p text:style-name="P22"/>
      <text:p text:style-name="P10">Formal Objectives</text:p>
      <text:p text:style-name="P22">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2"/>
      <text:p text:style-name="P21">Syntax</text:p>
      <text:p text:style-name="P22"><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2"/>
      <text:p text:style-name="P41">datatype var = Var string</text:p>
      <text:p text:style-name="P41"/>
      <text:p text:style-name="P41">datatype exp = </text:p>
      <text:p text:style-name="P41"><text:s text:c="2"/>Let var bind exp |</text:p>
      <text:p text:style-name="P41"><text:s text:c="2"/>Result var</text:p>
      <text:p text:style-name="P41"/>
      <text:p text:style-name="P41">and bind = </text:p>
      <text:p text:style-name="P41"><text:s text:c="2"/>Unit |</text:p>
      <text:p text:style-name="P41"><text:s text:c="2"/>Chan |</text:p>
      <text:p text:style-name="P41"><text:s text:c="2"/>Prim prim |</text:p>
      <text:p text:style-name="P41"><text:s text:c="2"/>Spawn exp |</text:p>
      <text:p text:style-name="P41"><text:s text:c="2"/>Sync var |</text:p>
      <text:p text:style-name="P41"><text:s text:c="2"/>Fst var |</text:p>
      <text:p text:style-name="P41"><text:s text:c="2"/>Snd var |</text:p>
      <text:p text:style-name="P41"><text:s text:c="2"/>Case var var exp var exp |</text:p>
      <text:p text:style-name="P41"><text:s text:c="2"/>App var var</text:p>
      <text:p text:style-name="P41"/>
      <text:p text:style-name="P41">and prim = </text:p>
      <text:p text:style-name="P41"><text:s text:c="2"/>SendEvt var var |</text:p>
      <text:p text:style-name="P41"><text:s text:c="2"/>RecvEvt var |</text:p>
      <text:p text:style-name="P41"><text:s text:c="2"/>Pair var var |</text:p>
      <text:p text:style-name="P41"><text:s text:c="2"/>Left var |</text:p>
      <text:p text:style-name="P41"><text:s text:c="2"/>Right var |</text:p>
      <text:p text:style-name="P41"><text:s text:c="2"/>Abs var var exp</text:p>
      <text:p text:style-name="P41"/>
      <text:p text:style-name="P22"/>
      <text:p text:style-name="P21">Dynamic Semantics</text:p>
      <text:p text:style-name="P22"><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text:p>
      <text:p text:style-name="P22"><text:tab/>The sequential step predicate asserts that a state takes a single deterministic step in evaluation. The predicate is defined to hold by the inference rules listed in [Figure ?]. <text:s/>The Result rule say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says that a state consisting of a Let expression with a variable binding to the unit literal, steps to a state containing the Let expression's next expression with Let binding variable bound to the unit value. <text:s/>The Let_Fst rule say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say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continuation stack is updated with a frame containing the Let binding variable and the Let expression's next expression, along with the original environment. <text:s/>The Let_Case_Right rule is similar. <text:s/>The Let_App rule states that a state consisting of a Let expression with a variable binding to a function application steps a state containing the expression in the body of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2"><text:s/><text:tab/>A thread pool is a mapping from control paths to states, where is control path abstractly represents the steps taken up to the state it points to. <text:s/>The leaf predicate asserts that a control path exists in a thread pool and is not a prefix of any other control path in the thread pool.</text:p>
      <text:p text:style-name="P22"><text:tab/>The concurrent step predicate asserts that a thread pool takes a nondeterministic step in evaluation. <text:s/>The Seq_Step_Down rule states that a thread pool may step to the same thread pool updated with a path extended with a Down control label that maps to a state, where the path is a leaf in the original thread pool; it points to a state with a result expression and a nonempty continuation stack; the control label contains the unbound variable from the top of the continuation stack; and the state with the Result expression sequentially steps to the state of the updated thread pool. <text:s/>The Seq_Step rule states that a thread pool may step to the same thread pool updated with a path extended with a Seq control label mapping to a state, where the path is a leaf in the thread pool, and it points to a state with <text:soft-page-break/>a let expression; the let binding variable is also within the control label; the state containing the let expression sequentially steps to a new state with the same continuation stack; and that state is also the new state of the updated thread pool. <text:s/>The Seq_Step_Up rule states that a thread pool may step to the same thread pool updated with a path extended by an Up control label mapping to a state, where the path is a leaf in the thread pool and points to a state with a Let expression; that state sequentially steps to a state with the continuation stack updated with a frame at the front; the frame consists of the original state's let-binding variable, its Let expression's next expression and its environment; and the new state with the updated continuation stack is the new state of the updated thread pool. <text:s/>The Let_Chan rule states that a thread pool steps to the same thread pool updated with a path extended with a Seq control label mapping to a state, where the path is a leaf in the thread pool, and it points to a state with a let expression with a variable binding to channel generation; the control label consists of the let-binding variable; the state of the updated thread pool consists, the let expressions's next expression, the original state's environment updated with a mapping from the let-binding variable to a channel value consisting of the path and the let-binding variable. <text:s/>The Let_Spawn rule states that a thread pool may step to the same thread pool updated with two new paths, one consisting of an existing leaf path extended with a Seq control label, and one consisting of a the same path extend with a Spawn control label. <text:s/>The original path points to a let expression with a binding to a spawn. <text:s/>The Spawn extended path maps to a state with the expression within the spawn bindee, and an empty continuation stack; the Seq extended path maps to the let expression's next expression, and an environment updated with the let binding variable bound to the unit value. <text:s/>The Let_Sync rule states that a thread pool steps to the same thread pool updated with two new paths mapping to two new states. <text:s/>One new path is an extension of an existing leaf path that points to an expression with a binding to a sync on a variable bound to a send event, an the other new path is an extension of an existing leaf path that points to an expression with a binding to a sync on a variable bound to a receive event. <text:s/>The channel variables of both events are bound to the same channel. <text:s/>The value bound to the send event's message variable becomes mapped in the environment of the new state, which is associated with the recv event's path. <text:s/>The environment, for the state mapped to by the extension of the send event path, is updated with a mapping from the let binding variable to the unit value.</text:p>
      <text:p text:style-name="P22"/>
      <text:p text:style-name="P22"/>
      <text:p text:style-name="P21">Static Semantics</text:p>
      <text:p text:style-name="P21">Dynamic Communication Topology Classification</text:p>
      <text:p text:style-name="P21">Static Communication Topology Classification </text:p>
      <text:p text:style-name="P21"/>
      <text:p text:style-name="P22"/>
      <text:p text:style-name="P21">References</text:p>
      <text:list xml:id="list7903075810933484638" text:style-name="L5">
        <text:list-item>
          <text:p text:style-name="P43">Donnelly, K. and Fluet, M. Transactional events. ACM SIGPLAN Notices 2006, 41(9), pp.124-135.</text:p>
        </text:list-item>
        <text:list-item>
          <text:p text:style-name="P44"><text:soft-page-break/>Flanagan C., Sabry A., Duba B.F., Felleisen M. The Essence of Compiling with Continuations. In ACM SIGPLAN Notices; 1993 Aug 1 (Vol. 28, No. 6, pp. 237-247). ACM.</text:p>
        </text:list-item>
        <text:list-item>
          <text:p text:style-name="P43">Fluet, M. A type-and control-flow analysis for System F. In Symposium on Implementation and Application of Functional Languages (pp. 122-139). 2012 August. Springer, Berlin, Heidelberg.</text:p>
        </text:list-item>
        <text:list-item>
          <text:p text:style-name="P44">Matichuk D., Murray T., Wenzel M. Eisbach: A Proof Method Language for Isabelle. Journal of Automated Reasoning. 2016 Mar 1;56(3):261-82.</text:p>
        </text:list-item>
        <text:list-item>
          <text:p text:style-name="P44">Nielson F., Nielson H.R., Hankin C. Principles of program analysis. Springer; 2015 Feb 27.</text:p>
        </text:list-item>
        <text:list-item>
          <text:p text:style-name="P44">Nipkow T, Klein G. Concrete Semantics: With Isabelle/HOL. Springer; 2014 Dec 3.</text:p>
        </text:list-item>
        <text:list-item>
          <text:p text:style-name="P44">Paulson L.C., Nipkow T. Isabelle Tutorial and User’s Manual. University of Cambridge, Computer Laboratory; 1990.</text:p>
        </text:list-item>
        <text:list-item>
          <text:p text:style-name="P44">Reppy, J.H. Concurrent Programming in ML. Cambridge University Press; 2007 Sep 14.</text:p>
        </text:list-item>
        <text:list-item>
          <text:p text:style-name="P43">Reppy, J. H. CML: A Higher-Order Concurrent Language. In PLDI’91, New York, NY, June 1991. ACM, pp. 293–305. </text:p>
        </text:list-item>
        <text:list-item>
          <text:p text:style-name="P43">Reppy, J., Russo, C.V. and Xiao, Y. Parallel concurrent ML. In ACM SIGPLAN Notices 2009 August (Vol. 44, No. 9, pp. 257-268). ACM.</text:p>
        </text:list-item>
        <text:list-item>
          <text:p text:style-name="P44">Reppy J, Xiao Y. Specialization of CML message-passing primitives. In ACM SIGPLAN Notices 2007 Jan 17 (Vol. 42, No. 1, pp. 315-326). ACM.</text:p>
        </text:list-item>
        <text:list-item>
          <text:p text:style-name="P44">Reppy, J. Type-sensitive control-flow analysis. In ML ’06, New York, NY, September 2006. ACM, pp. 74–83. </text:p>
        </text:list-item>
        <text:list-item>
          <text:p text:style-name="P45">Shivers, O. Control-flow analysis of higher-order languages. PhD dissertation, Carnegie Mellon University, 1991.</text:p>
        </text:list-item>
        <text:list-item>
          <text:p text:style-name="P45">Wenzel M. The Isabelle/Isar Reference Manual.</text:p>
        </text:list-item>
        <text:list-item>
          <text:p text:style-name="P45">Wenzel M, Haftmann F, Paulson L. The Isabelle/Isar Implementation.</text:p>
        </text:list-item>
        <text:list-item>
          <text:p text:style-name="P45">Xiao, Y. Toward optimization of Concurrent ML. Master’s dissertation, University of Chicago, December 2005. </text:p>
        </text:list-item>
        <text:list-item>
          <text:p text:style-name="P42"><text:a xlink:type="simple" xlink:href="http://isabelle.in.tum.de/" text:style-name="Internet_20_link" text:visited-style-name="Visited_20_Internet_20_Link"><text:span text:style-name="T19">http://isabelle.in.tum.de/</text:span></text:a></text:p>
        </text:list-item>
        <text:list-item>
          <text:p text:style-name="P45">Serrano, M. Control flow analysis: a functional languages compilation paradigm. In <text:span text:style-name="T12">SAC ’95: Proceedings of the 1995 ACM symposium on Applied Computing</text:span>, New York, NY, 1995. ACM, pp. 118–122. </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4T15:46:34</dc:date>
    <dc:creator>Thomas Logan</dc:creator>
    <meta:generator>OpenOffice/4.1.3$Unix OpenOffice.org_project/413m1$Build-9783</meta:generator>
    <meta:editing-duration>P33DT16H28M12S</meta:editing-duration>
    <meta:editing-cycles>551</meta:editing-cycles>
    <meta:document-statistic meta:table-count="0" meta:image-count="0" meta:object-count="0" meta:page-count="21" meta:paragraph-count="265" meta:word-count="9004" meta:character-count="54821"/>
  </office:meta>
</office:document-meta>
</file>